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afc" officeooo:paragraph-rsid="000fcafc"/>
    </style:style>
    <style:style style:name="P2" style:family="paragraph" style:parent-style-name="Standard">
      <style:text-properties officeooo:rsid="00119544" officeooo:paragraph-rsid="00119544"/>
    </style:style>
    <style:style style:name="P3" style:family="paragraph" style:parent-style-name="Standard">
      <style:text-properties officeooo:rsid="0011449c" officeooo:paragraph-rsid="0011449c"/>
    </style:style>
    <style:style style:name="T1" style:family="text">
      <style:text-properties officeooo:rsid="00119544"/>
    </style:style>
    <style:style style:name="T2" style:family="text">
      <style:text-properties officeooo:rsid="00131e5e"/>
    </style:style>
    <style:style style:name="T3" style:family="text">
      <style:text-properties officeooo:rsid="00187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1">HR</text:span>,</text:p>
      <text:p text:style-name="P1"/>
      <text:p text:style-name="P3">Having found your job posting online I’m thrilled to be writing to apply for the <text:span text:style-name="T3">Javascript</text:span> Developer position. I think I would <text:span text:style-name="T2">be a good addition to your company. I love working with Javascript and have good experience working with JSON , AJAX , Relational databases and enjoy making intuitive single page application with front end libraries like React and Redux. I’m also comfortable working with Ruby on Rails and enjoy how easy it makes back end development. I’m a very quick learner and love to learn new languages, it’s one of the things I think i’m very good at. Resume attached while applying.</text:span></text:p>
      <text:p text:style-name="P1"/>
      <text:p text:style-name="P1"><text:span text:style-name="T1">Thanks for your time; </text:span>I look forward to hearing from you soon.</text:p>
      <text:p text:style-name="P1">Contact me by phone or email.</text:p>
      <text:p text:style-name="P1"/>
      <text:p text:style-name="P1">1-778-834-0599<text:tab/><text:tab/></text:p>
      <text:p text:style-name="P1"><text:a xlink:type="simple" xlink:href="mailto:hayden.carlson@icloud.com" text:style-name="Internet_20_link" text:visited-style-name="Visited_20_Internet_20_Link">hayden.carlson@icloud.com</text:a></text:p>
      <text:p text:style-name="P2">-Hayden Carls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0:25:20.414615890</meta:creation-date>
    <dc:date>2017-01-23T20:36:09.152674261</dc:date>
    <meta:editing-duration>PT4H16M5S</meta:editing-duration>
    <meta:editing-cycles>9</meta:editing-cycles>
    <meta:generator>LibreOffice/5.1.4.2$Linux_X86_64 LibreOffice_project/10m0$Build-2</meta:generator>
    <meta:document-statistic meta:table-count="0" meta:image-count="0" meta:object-count="0" meta:page-count="1" meta:paragraph-count="7" meta:word-count="128" meta:character-count="757" meta:non-whitespace-character-count="634"/>
  </office:meta>
</office:document-meta>
</file>